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32cm" style:rel-column-width="32889*"/>
    </style:style>
    <style:style style:name="Table1.B" style:family="table-column">
      <style:table-column-properties style:column-width="1.208cm" style:rel-column-width="4657*"/>
    </style:style>
    <style:style style:name="Table1.C" style:family="table-column">
      <style:table-column-properties style:column-width="1.21cm" style:rel-column-width="4664*"/>
    </style:style>
    <style:style style:name="Table1.H" style:family="table-column">
      <style:table-column-properties style:column-width="1.212cm" style:rel-column-width="46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ad1" officeooo:paragraph-rsid="00037ad1"/>
    </style:style>
    <style:style style:name="P2" style:family="paragraph" style:parent-style-name="Standard">
      <style:text-properties officeooo:rsid="00037ad1" officeooo:paragraph-rsid="003166e4"/>
    </style:style>
    <style:style style:name="P3" style:family="paragraph" style:parent-style-name="Standard">
      <style:text-properties fo:font-weight="bold" officeooo:rsid="0005d4f5" officeooo:paragraph-rsid="0005d4f5" style:font-weight-asian="bold" style:font-weight-complex="bold"/>
    </style:style>
    <style:style style:name="P4" style:family="paragraph" style:parent-style-name="Standard">
      <style:text-properties fo:font-weight="bold" officeooo:rsid="0007b5cc" officeooo:paragraph-rsid="0007b5c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3c67" officeooo:paragraph-rsid="001e3c67" style:font-weight-asian="bold" style:font-weight-complex="bold"/>
    </style:style>
    <style:style style:name="P6" style:family="paragraph" style:parent-style-name="Standard">
      <style:text-properties fo:font-weight="bold" officeooo:rsid="0029275b" officeooo:paragraph-rsid="0029275b" style:font-weight-asian="bold" style:font-weight-complex="bold"/>
    </style:style>
    <style:style style:name="P7" style:family="paragraph" style:parent-style-name="Standard">
      <style:text-properties fo:font-weight="bold" officeooo:rsid="002968b1" officeooo:paragraph-rsid="002968b1" style:font-weight-asian="bold" style:font-weight-complex="bold"/>
    </style:style>
    <style:style style:name="P8" style:family="paragraph" style:parent-style-name="Standard">
      <style:text-properties fo:font-weight="normal" officeooo:rsid="0005d4f5" officeooo:paragraph-rsid="0005d4f5" style:font-weight-asian="normal" style:font-weight-complex="normal"/>
    </style:style>
    <style:style style:name="P9" style:family="paragraph" style:parent-style-name="Standard">
      <style:text-properties fo:font-weight="normal" officeooo:rsid="0005d4f5" officeooo:paragraph-rsid="00149ad0" style:font-weight-asian="normal" style:font-weight-complex="normal"/>
    </style:style>
    <style:style style:name="P10" style:family="paragraph" style:parent-style-name="Standard">
      <style:text-properties fo:font-weight="normal" officeooo:rsid="0007b5cc" officeooo:paragraph-rsid="0007b5cc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7b5cc" officeooo:paragraph-rsid="0007b5cc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d2d97" officeooo:paragraph-rsid="000d2d97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d5c69" officeooo:paragraph-rsid="000d5c69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0f2a70" officeooo:paragraph-rsid="000f2a7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1e4ae" officeooo:paragraph-rsid="0011e4ae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39325" officeooo:paragraph-rsid="00139325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49ad0" officeooo:paragraph-rsid="00149ad0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92dfd" officeooo:paragraph-rsid="00192dfd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a0709" officeooo:paragraph-rsid="001a0709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aec8e" officeooo:paragraph-rsid="001aec8e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1d8317" officeooo:paragraph-rsid="001aec8e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1d83eb" officeooo:paragraph-rsid="001d83eb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1d83eb" officeooo:paragraph-rsid="00267e05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1e3c67" officeooo:paragraph-rsid="001e3c67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267e05" officeooo:paragraph-rsid="00267e05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275147" officeooo:paragraph-rsid="00275147" style:font-weight-asian="normal" style:font-weight-complex="normal"/>
    </style:style>
    <style:style style:name="P27" style:family="paragraph" style:parent-style-name="Standard">
      <style:text-properties officeooo:rsid="000382d3" officeooo:paragraph-rsid="000382d3"/>
    </style:style>
    <style:style style:name="P28" style:family="paragraph" style:parent-style-name="Standard" style:list-style-name="L1">
      <style:text-properties style:text-line-through-style="solid" style:text-line-through-type="single" fo:font-weight="normal" officeooo:rsid="003166e4" officeooo:paragraph-rsid="003166e4" style:font-weight-asian="normal" style:font-weight-complex="normal"/>
    </style:style>
    <style:style style:name="P29" style:family="paragraph" style:parent-style-name="Standard" style:list-style-name="L3">
      <style:text-properties style:text-line-through-style="solid" style:text-line-through-type="single" fo:font-weight="normal" officeooo:rsid="0029275b" officeooo:paragraph-rsid="0029275b" style:font-weight-asian="normal" style:font-weight-complex="normal"/>
    </style:style>
    <style:style style:name="P30" style:family="paragraph" style:parent-style-name="Standard" style:list-style-name="L2">
      <style:text-properties style:text-line-through-style="solid" style:text-line-through-type="single" officeooo:rsid="00037ad1" officeooo:paragraph-rsid="00037ad1"/>
    </style:style>
    <style:style style:name="P31" style:family="paragraph" style:parent-style-name="Standard" style:list-style-name="L2">
      <style:text-properties style:text-line-through-style="solid" style:text-line-through-type="single" officeooo:rsid="000382d3" officeooo:paragraph-rsid="000382d3"/>
    </style:style>
    <style:style style:name="P32" style:family="paragraph" style:parent-style-name="Standard" style:list-style-name="L2">
      <style:text-properties style:text-line-through-style="solid" style:text-line-through-type="single" officeooo:rsid="000bdb24" officeooo:paragraph-rsid="000bdb24"/>
    </style:style>
    <style:style style:name="P33" style:family="paragraph" style:parent-style-name="Standard" style:list-style-name="L2">
      <style:text-properties style:text-line-through-style="solid" style:text-line-through-type="single" officeooo:rsid="00103d94" officeooo:paragraph-rsid="00103d94"/>
    </style:style>
    <style:style style:name="P34" style:family="paragraph" style:parent-style-name="Standard" style:list-style-name="L2">
      <style:text-properties style:text-line-through-style="solid" style:text-line-through-type="single" officeooo:rsid="0027cc5d" officeooo:paragraph-rsid="0027cc5d"/>
    </style:style>
    <style:style style:name="P35" style:family="paragraph" style:parent-style-name="Standard" style:list-style-name="L4">
      <style:text-properties fo:font-weight="normal" officeooo:rsid="00396b84" officeooo:paragraph-rsid="00396b84" style:font-weight-asian="normal" style:font-weight-complex="normal"/>
    </style:style>
    <style:style style:name="P36" style:family="paragraph" style:parent-style-name="Standard" style:list-style-name="L4">
      <style:text-properties fo:font-weight="normal" officeooo:rsid="0005d4f5" officeooo:paragraph-rsid="0005d4f5" style:font-weight-asian="normal" style:font-weight-complex="normal"/>
    </style:style>
    <style:style style:name="P37" style:family="paragraph" style:parent-style-name="Standard" style:list-style-name="L4">
      <style:text-properties fo:font-weight="normal" officeooo:rsid="0007b5cc" officeooo:paragraph-rsid="0007b5cc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2a83a0" officeooo:paragraph-rsid="002a83a0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2bb108" officeooo:paragraph-rsid="002bb10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31b01b" officeooo:paragraph-rsid="0031b01b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3330e7" officeooo:paragraph-rsid="003330e7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367b91" officeooo:paragraph-rsid="00367b91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7c8" officeooo:paragraph-rsid="0037c7c8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3b84ac" officeooo:paragraph-rsid="003b84a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66e4" style:font-weight-asian="bold" style:font-weight-complex="bold"/>
    </style:style>
    <style:style style:name="T3" style:family="text">
      <style:text-properties officeooo:rsid="0005092e"/>
    </style:style>
    <style:style style:name="T4" style:family="text">
      <style:text-properties officeooo:rsid="0008f413"/>
    </style:style>
    <style:style style:name="T5" style:family="text">
      <style:text-properties officeooo:rsid="0015e176"/>
    </style:style>
    <style:style style:name="T6" style:family="text">
      <style:text-properties officeooo:rsid="00222662"/>
    </style:style>
    <style:style style:name="T7" style:family="text">
      <style:text-properties officeooo:rsid="0022c256"/>
    </style:style>
    <style:style style:name="T8" style:family="text">
      <style:text-properties officeooo:rsid="0034ce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ter : </text:span><text:span text:style-name="T2">Theory</text:span> </text:p>
      <text:list xml:id="list631396572613471931" text:style-name="L1">
        <text:list-item>
          <text:p text:style-name="P28">SM Picture</text:p>
        </text:list-item>
      </text:list>
      <text:p text:style-name="P2"><text:span text:style-name="T1">Chapter : Measurement</text:span> </text:p>
      <text:p text:style-name="P2"/>
      <text:list xml:id="list776779858178098586" text:style-name="L2">
        <text:list-item>
          <text:p text:style-name="P30">\subsection{Jet Energy Corrections and Selection} : Corrections Section labelling</text:p>
        </text:list-item>
        <text:list-item>
          <text:p text:style-name="P31">Event selection : kfactors <text:span text:style-name="T3">section labelling</text:span></text:p>
        </text:list-item>
        <text:list-item>
          <text:p text:style-name="P32">Luminosity measurement section label</text:p>
        </text:list-item>
        <text:list-item>
          <text:p text:style-name="P33">JEC section label</text:p>
        </text:list-item>
        <text:list-item>
          <text:p text:style-name="P34">Add ref for Sanmay and Georg Analysis</text:p>
        </text:list-item>
      </text:list>
      <text:p text:style-name="P6"/>
      <text:p text:style-name="P6">Chapter : <text:s/>Alphas</text:p>
      <text:p text:style-name="P6"/>
      <text:list xml:id="list2659524617729234783" text:style-name="L3">
        <text:list-item>
          <text:p text:style-name="P29">Reference Sanmay in fit method</text:p>
        </text:list-item>
      </text:list>
      <text:p text:style-name="P27"/>
      <text:p text:style-name="P3">Bibliography</text:p>
      <text:list xml:id="list9214203353778043092" text:style-name="L4">
        <text:list-item>
          <text:p text:style-name="P35">Link Colors : Change Blue to Black</text:p>
        </text:list-item>
        <text:list-item>
          <text:p text:style-name="P36">URL links visiting times <text:span text:style-name="T8">+ revision number</text:span></text:p>
        </text:list-item>
        <text:list-item>
          <text:p text:style-name="P37">Bibitem Manually</text:p>
          <text:p text:style-name="P37"/>
          <text:p text:style-name="P37"/>
        </text:list-item>
      </text:list>
      <text:p text:style-name="P7">General</text:p>
      <text:list xml:id="list6840480700446097278" text:style-name="L5">
        <text:list-item>
          <text:p text:style-name="P38">Chapters starting on Odd pages</text:p>
        </text:list-item>
        <text:list-item>
          <text:p text:style-name="P39">Hyperlink Color</text:p>
        </text:list-item>
        <text:list-item>
          <text:p text:style-name="P40">Caption in list</text:p>
        </text:list-item>
        <text:list-item>
          <text:p text:style-name="P41">Title</text:p>
        </text:list-item>
        <text:list-item>
          <text:p text:style-name="P42">Link names for hard copy</text:p>
        </text:list-item>
        <text:list-item>
          <text:p text:style-name="P42">pdfs + certificates at the end</text:p>
        </text:list-item>
        <text:list-item>
          <text:p text:style-name="P43">Tables and fig. Alignment</text:p>
        </text:list-item>
        <text:list-item>
          <text:p text:style-name="P44">Check x-axis labels : 300 and 2000 or 1680</text:p>
        </text:list-item>
      </text:list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5">Check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4">6</text:p>
          </table:table-cell>
          <table:table-cell table:style-name="Table1.H1" office:value-type="string">
            <text:p text:style-name="P24">7</text:p>
          </table:table-cell>
        </table:table-row>
        <table:table-row>
          <table:table-cell table:style-name="Table1.A2" office:value-type="string">
            <text:p text:style-name="P11">Spell check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Fig., <text:s/>Ref., <text:span text:style-name="T5">Sec. abbreviations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Grammar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Figures caption <text:span text:style-name="T4">and Source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Plots should match with PAS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H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Check 300 position for all plots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Check colors in fig caption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H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Figures in content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Ref <text:span text:style-name="T6">and text </text:span>from PAS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Capital/Small letters in Title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<text:span text:style-name="T6">D</text:span>ecimal points in axis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All figures legend : nj&gt;=2, nj&gt;=3, R32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Label 10 power : sequence check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H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<text:span text:style-name="T7">C</text:span>aption spacing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3">R32 italic on plots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5">Intro and ending of each chap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6">Lumi for data, 8Tev for rest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ext:soft-page-break/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</table:table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35:34.016517219</meta:creation-date>
    <dc:date>2018-03-31T11:17:12.231903648</dc:date>
    <meta:editing-duration>P4DT8H41M24S</meta:editing-duration>
    <meta:editing-cycles>47</meta:editing-cycles>
    <meta:generator>LibreOffice/5.1.6.2$Linux_X86_64 LibreOffice_project/10m0$Build-2</meta:generator>
    <meta:document-statistic meta:table-count="1" meta:image-count="0" meta:object-count="0" meta:page-count="3" meta:paragraph-count="50" meta:word-count="200" meta:character-count="1053" meta:non-whitespace-character-count="917"/>
  </office:meta>
</office:document-meta>
</file>